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3.092cm"/>
    </style:style>
    <style:style style:name="co4" style:family="table-column">
      <style:table-column-properties fo:break-before="auto" style:column-width="2.535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3.246cm"/>
    </style:style>
    <style:style style:name="co8" style:family="table-column">
      <style:table-column-properties fo:break-before="auto" style:column-width="2.806cm"/>
    </style:style>
    <style:style style:name="co9" style:family="table-column">
      <style:table-column-properties fo:break-before="auto" style:column-width="2.798cm"/>
    </style:style>
    <style:style style:name="co10" style:family="table-column">
      <style:table-column-properties fo:break-before="auto" style:column-width="3.517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2.944cm"/>
    </style:style>
    <style:style style:name="co13" style:family="table-column">
      <style:table-column-properties fo:break-before="auto" style:column-width="2.773cm"/>
    </style:style>
    <style:style style:name="co14" style:family="table-column">
      <style:table-column-properties fo:break-before="auto" style:column-width="3.671cm"/>
    </style:style>
    <style:style style:name="ro1" style:family="table-row">
      <style:table-row-properties style:row-height="1.722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718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P0"/>
    </number:currency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vertical-align="middle"/>
      <style:paragraph-properties fo:text-align="center" fo:margin-left="0cm"/>
    </style:style>
    <style:style style:name="ce6" style:family="table-cell" style:parent-style-name="Default" style:data-style-name="N101"/>
    <style:style style:name="ce7" style:family="table-cell" style:parent-style-name="Default" style:data-style-name="N109"/>
    <style:style style:name="ce4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8"/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База Данных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/>
          <table:table-cell table:style-name="ce2"/>
          <table:table-cell table:style-name="ce2" office:value-type="string" calcext:value-type="string">
            <text:p>Суммарная общая </text:p>
            <text:p>Стоимость </text:p>
            <text:p>Мониторов</text:p>
          </table:table-cell>
          <table:table-cell table:style-name="ce2" office:value-type="string" calcext:value-type="string">
            <text:p>Наименование </text:p>
            <text:p>оборудования с </text:p>
            <text:p>Минимальной </text:p>
            <text:p>Стоимостью</text:p>
          </table:table-cell>
          <table:table-cell table:style-name="ce2" office:value-type="string" calcext:value-type="string">
            <text:p>Код </text:p>
            <text:p>системного </text:p>
            <text:p>блока, </text:p>
            <text:p>заказанного </text:p>
            <text:p>10.05.22</text:p>
          </table:table-cell>
          <table:table-cell/>
          <table:table-cell office:value-type="string" calcext:value-type="string">
            <text:p>Тип системного </text:p>
            <text:p>блока за </text:p>
            <text:p>10 мая 2019 г.</text:p>
          </table:table-cell>
          <table:table-cell/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/>
        </table:table-row>
        <table:table-row table:style-name="ro2">
          <table:table-cell table:number-columns-repeated="3"/>
          <table:table-cell table:formula="of:=COUNT([.D7:.D21])" office:value-type="float" office:value="15" calcext:value-type="float">
            <text:p>15</text:p>
          </table:table-cell>
          <table:table-cell table:style-name="ce6" table:formula="of:=AVERAGE([.E7:.E21])" office:value-type="currency" office:currency="RUB" office:value="7006.66666666667" calcext:value-type="currency">
            <text:p>7 007 ₽</text:p>
          </table:table-cell>
          <table:table-cell table:style-name="ce6"/>
          <table:table-cell table:style-name="ce6" table:formula="of:=MAX([.G7:.G21])" office:value-type="currency" office:currency="RUB" office:value="50000" calcext:value-type="currency">
            <text:p>50 000 ₽</text:p>
          </table:table-cell>
          <table:table-cell table:style-name="ce6" table:formula="of:=MIN([.G7:.G21])" office:value-type="currency" office:currency="RUB" office:value="600" calcext:value-type="currency">
            <text:p>600 ₽</text:p>
          </table:table-cell>
          <table:table-cell table:number-columns-repeated="2"/>
          <table:table-cell table:style-name="ce3" table:formula="of:=DSUM([.$A$6:.$G$21];[.G6];[.K$5:.K$6])" office:value-type="currency" office:currency="RUB" office:value="62000" calcext:value-type="currency">
            <text:p>62 000 ₽</text:p>
          </table:table-cell>
          <table:table-cell table:formula="of:=DGET([.$A$6:.$G$21];[.B6];[.L$5:.L$6])" office:value-type="string" office:string-value="Мышь" calcext:value-type="string">
            <text:p>Мышь</text:p>
          </table:table-cell>
          <table:table-cell table:formula="of:=DGET([.$A$6:.$G$21];[.A6];[.M$5:.M$6])" office:value-type="float" office:value="61" calcext:value-type="float">
            <text:p>61</text:p>
          </table:table-cell>
          <table:table-cell/>
          <table:table-cell table:style-name="ce11" table:formula="of:=DGET([.A6:.G21];[.C6];[.O5:.P6])" office:value-type="string" office:string-value="AMD" calcext:value-type="string">
            <text:p>AMD</text:p>
          </table:table-cell>
          <table:table-cell/>
          <table:table-cell office:value-type="string" calcext:value-type="string">
            <text:p>Монитор</text:p>
          </table:table-cell>
          <table:table-cell table:style-name="ce7" office:value-type="currency" office:currency="RUR" office:value="30000" calcext:value-type="currency">
            <text:p>30 000 р.</text:p>
          </table:table-cell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9"/>
          <table:table-cell office:value-type="string" calcext:value-type="string">
            <text:p>Принтер</text:p>
          </table:table-cell>
          <table:table-cell table:style-name="ce7" office:value-type="currency" office:currency="RUR" office:value="5000" calcext:value-type="currency">
            <text:p>5 000 р.</text:p>
          </table:table-cell>
          <table: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Комплектация рабочих мест</text:p>
          </table:table-cell>
          <table:covered-table-cell/>
          <table:table-cell office:value-type="string" calcext:value-type="string">
            <text:p><text:s/></text:p>
          </table:table-cell>
          <table:table-cell table:style-name="Default" table:number-columns-repeated="3"/>
          <table:table-cell table:number-columns-repeated="12"/>
        </table:table-row>
        <table:table-row table:style-name="ro3">
          <table:table-cell table:number-columns-repeated="4"/>
          <table:table-cell table:style-name="Default" table:number-columns-repeated="3"/>
          <table:table-cell table:number-columns-repeated="3"/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/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Дата заказа</text:p>
          </table:table-cell>
          <table:table-cell table:number-columns-repeated="2"/>
          <table:table-cell office:value-type="string" calcext:value-type="string">
            <text:p>записи мониторов и принтеров с макс. Стоимостью</text:p>
          </table:table-cell>
        </table:table-row>
        <table:table-row table:style-name="ro3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number-columns-repeated="3"/>
          <table:table-cell office:value-type="string" calcext:value-type="string">
            <text:p>Монитор</text:p>
          </table:table-cell>
          <table:table-cell table:style-name="ce3" table:formula="of:=MIN([.E7:.E21])" office:value-type="currency" office:currency="RUB" office:value="300" calcext:value-type="currency">
            <text:p>300 ₽</text:p>
          </table:table-cell>
          <table:table-cell table:style-name="ce4" office:value-type="date" office:date-value="2022-05-10" calcext:value-type="date">
            <text:p>10.05.22</text:p>
          </table:table-cell>
          <table:table-cell/>
          <table:table-cell office:value-type="string" calcext:value-type="string">
            <text:p>Системный блок</text:p>
          </table:table-cell>
          <table:table-cell table:style-name="ce4" office:value-type="date" office:date-value="2019-05-10" calcext:value-type="date">
            <text:p>10.05.19</text:p>
          </table:table-cell>
          <table:table-cell table:number-columns-repeated="3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Компьютерный</text:p>
          </table:table-cell>
          <table:table-cell office:value-type="float" office:value="5" calcext:value-type="float">
            <text:p>5</text:p>
          </table:table-cell>
          <table:table-cell office:value-type="currency" office:currency="RUR" office:value="10000" calcext:value-type="currency">
            <text:p>10 000 р.</text:p>
          </table:table-cell>
          <table:table-cell office:value-type="date" office:date-value="2019-02-11" calcext:value-type="date">
            <text:p>11.02.19</text:p>
          </table:table-cell>
          <table:table-cell table:formula="of:=[.E7]*[.D7]" office:value-type="currency" office:currency="RUR" office:value="50000" calcext:value-type="currency">
            <text:p>50 000 р.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Системный блок</text:p>
          </table:table-cell>
          <table:table-cell office:value-type="string" calcext:value-type="string">
            <text:p>AMD</text:p>
          </table:table-cell>
          <table:table-cell office:value-type="float" office:value="3" calcext:value-type="float">
            <text:p>3</text:p>
          </table:table-cell>
          <table:table-cell office:value-type="currency" office:currency="RUR" office:value="16000" calcext:value-type="currency">
            <text:p>16 000 р.</text:p>
          </table:table-cell>
          <table:table-cell office:value-type="date" office:date-value="2019-05-10" calcext:value-type="date">
            <text:p>10.05.19</text:p>
          </table:table-cell>
          <table:table-cell table:formula="of:=[.E8]*[.D8]" office:value-type="currency" office:currency="RUR" office:value="48000" calcext:value-type="currency">
            <text:p>48 000 р.</text:p>
          </table:table-cell>
          <table:table-cell table:number-columns-repeated="12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Клавиатура</text:p>
          </table:table-cell>
          <table:table-cell office:value-type="string" calcext:value-type="string">
            <text:p>Беспроводная</text:p>
          </table:table-cell>
          <table:table-cell office:value-type="float" office:value="3" calcext:value-type="float">
            <text:p>3</text:p>
          </table:table-cell>
          <table:table-cell office:value-type="currency" office:currency="RUR" office:value="900" calcext:value-type="currency">
            <text:p>900 р.</text:p>
          </table:table-cell>
          <table:table-cell office:value-type="date" office:date-value="2019-05-16" calcext:value-type="date">
            <text:p>16.05.19</text:p>
          </table:table-cell>
          <table:table-cell table:formula="of:=[.E9]*[.D9]" office:value-type="currency" office:currency="RUR" office:value="2700" calcext:value-type="currency">
            <text:p>2 700 р.</text:p>
          </table:table-cell>
          <table:table-cell table:number-columns-repeated="12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Беспроводная</text:p>
          </table:table-cell>
          <table:table-cell office:value-type="float" office:value="3" calcext:value-type="float">
            <text:p>3</text:p>
          </table:table-cell>
          <table:table-cell office:value-type="currency" office:currency="RUR" office:value="500" calcext:value-type="currency">
            <text:p>500 р.</text:p>
          </table:table-cell>
          <table:table-cell office:value-type="date" office:date-value="2019-07-27" calcext:value-type="date">
            <text:p>27.07.19</text:p>
          </table:table-cell>
          <table:table-cell table:formula="of:=[.E10]*[.D10]" office:value-type="currency" office:currency="RUR" office:value="1500" calcext:value-type="currency">
            <text:p>1 500 р.</text:p>
          </table:table-cell>
          <table:table-cell table:number-columns-repeated="12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Системный блок</text:p>
          </table:table-cell>
          <table:table-cell office:value-type="string" calcext:value-type="string">
            <text:p>Intel</text:p>
          </table:table-cell>
          <table:table-cell office:value-type="float" office:value="2" calcext:value-type="float">
            <text:p>2</text:p>
          </table:table-cell>
          <table:table-cell office:value-type="currency" office:currency="RUR" office:value="20000" calcext:value-type="currency">
            <text:p>20 000 р.</text:p>
          </table:table-cell>
          <table:table-cell office:value-type="date" office:date-value="2019-03-27" calcext:value-type="date">
            <text:p>27.03.19</text:p>
          </table:table-cell>
          <table:table-cell table:formula="of:=[.E11]*[.D11]" office:value-type="currency" office:currency="RUR" office:value="40000" calcext:value-type="currency">
            <text:p>40 000 р.</text:p>
          </table:table-cell>
          <table:table-cell table:number-columns-repeated="1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IPS</text:p>
          </table:table-cell>
          <table:table-cell office:value-type="float" office:value="2" calcext:value-type="float">
            <text:p>2</text:p>
          </table:table-cell>
          <table:table-cell office:value-type="currency" office:currency="RUR" office:value="15000" calcext:value-type="currency">
            <text:p>15 000 р.</text:p>
          </table:table-cell>
          <table:table-cell office:value-type="date" office:date-value="2019-09-27" calcext:value-type="date">
            <text:p>27.09.19</text:p>
          </table:table-cell>
          <table:table-cell table:formula="of:=[.E12]*[.D12]" office:value-type="currency" office:currency="RUR" office:value="30000" calcext:value-type="currency">
            <text:p>30 000 р.</text:p>
          </table:table-cell>
          <table:table-cell table:number-columns-repeated="12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MVA</text:p>
          </table:table-cell>
          <table:table-cell office:value-type="float" office:value="2" calcext:value-type="float">
            <text:p>2</text:p>
          </table:table-cell>
          <table:table-cell office:value-type="currency" office:currency="RUR" office:value="8000" calcext:value-type="currency">
            <text:p>8 000 р.</text:p>
          </table:table-cell>
          <table:table-cell office:value-type="date" office:date-value="2019-06-23" calcext:value-type="date">
            <text:p>23.06.19</text:p>
          </table:table-cell>
          <table:table-cell table:formula="of:=[.E13]*[.D13]" office:value-type="currency" office:currency="RUR" office:value="16000" calcext:value-type="currency">
            <text:p>16 000 р.</text:p>
          </table:table-cell>
          <table:table-cell table:number-columns-repeated="12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Клавиатура</text:p>
          </table:table-cell>
          <table:table-cell office:value-type="string" calcext:value-type="string">
            <text:p>Проводная</text:p>
          </table:table-cell>
          <table:table-cell office:value-type="float" office:value="2" calcext:value-type="float">
            <text:p>2</text:p>
          </table:table-cell>
          <table:table-cell office:value-type="currency" office:currency="RUR" office:value="400" calcext:value-type="currency">
            <text:p>400 р.</text:p>
          </table:table-cell>
          <table:table-cell office:value-type="date" office:date-value="2019-08-06" calcext:value-type="date">
            <text:p>06.08.19</text:p>
          </table:table-cell>
          <table:table-cell table:formula="of:=[.E14]*[.D14]" office:value-type="currency" office:currency="RUR" office:value="800" calcext:value-type="currency">
            <text:p>800 р.</text:p>
          </table:table-cell>
          <table:table-cell table:number-columns-repeated="12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Проводная</text:p>
          </table:table-cell>
          <table:table-cell office:value-type="float" office:value="2" calcext:value-type="float">
            <text:p>2</text:p>
          </table:table-cell>
          <table:table-cell office:value-type="currency" office:currency="RUR" office:value="300" calcext:value-type="currency">
            <text:p>300 р.</text:p>
          </table:table-cell>
          <table:table-cell office:value-type="date" office:date-value="2019-07-27" calcext:value-type="date">
            <text:p>27.07.19</text:p>
          </table:table-cell>
          <table:table-cell table:formula="of:=[.E15]*[.D15]" office:value-type="currency" office:currency="RUR" office:value="600" calcext:value-type="currency">
            <text:p>600 р.</text:p>
          </table:table-cell>
          <table:table-cell table:number-columns-repeated="12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PVA</text:p>
          </table:table-cell>
          <table:table-cell office:value-type="float" office:value="1" calcext:value-type="float">
            <text:p>1</text:p>
          </table:table-cell>
          <table:table-cell office:value-type="currency" office:currency="RUR" office:value="12000" calcext:value-type="currency">
            <text:p>12 000 р.</text:p>
          </table:table-cell>
          <table:table-cell office:value-type="date" office:date-value="2019-08-06" calcext:value-type="date">
            <text:p>06.08.19</text:p>
          </table:table-cell>
          <table:table-cell table:formula="of:=[.E16]*[.D16]" office:value-type="currency" office:currency="RUR" office:value="12000" calcext:value-type="currency">
            <text:p>12 000 р.</text:p>
          </table:table-cell>
          <table:table-cell table:number-columns-repeated="6"/>
          <table:table-cell table:style-name="ce1" table:number-columns-repeated="2"/>
          <table:table-cell table:number-columns-repeated="4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Скан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RUR" office:value="3500" calcext:value-type="currency">
            <text:p>3 500 р.</text:p>
          </table:table-cell>
          <table:table-cell table:style-name="Default"/>
          <table:table-cell office:value-type="currency" office:currency="RUR" office:value="7000" calcext:value-type="currency">
            <text:p>7 000 р.</text:p>
          </table:table-cell>
          <table:table-cell table:number-columns-repeated="1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Лазер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R" office:value="5000" calcext:value-type="currency">
            <text:p>5 000 р.</text:p>
          </table:table-cell>
          <table:table-cell office:value-type="date" office:date-value="2022-05-10" calcext:value-type="date">
            <text:p>10.05.22</text:p>
          </table:table-cell>
          <table:table-cell table:formula="of:=[.E18]*[.D18]" office:value-type="currency" office:currency="RUR" office:value="5000" calcext:value-type="currency">
            <text:p>5 000 р.</text:p>
          </table:table-cell>
          <table:table-cell table:number-columns-repeated="12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Офис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R" office:value="5000" calcext:value-type="currency">
            <text:p>5 000 р.</text:p>
          </table:table-cell>
          <table:table-cell office:value-type="date" office:date-value="2019-02-11" calcext:value-type="date">
            <text:p>11.02.19</text:p>
          </table:table-cell>
          <table:table-cell table:formula="of:=[.E19]*[.D19]" office:value-type="currency" office:currency="RUR" office:value="5000" calcext:value-type="currency">
            <text:p>5 000 р.</text:p>
          </table:table-cell>
          <table:table-cell table:number-columns-repeated="12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Струй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R" office:value="4500" calcext:value-type="currency">
            <text:p>4 500 р.</text:p>
          </table:table-cell>
          <table:table-cell office:value-type="date" office:date-value="2022-02-11" calcext:value-type="date">
            <text:p>11.02.22</text:p>
          </table:table-cell>
          <table:table-cell table:formula="of:=[.E20]*[.D20]" office:value-type="currency" office:currency="RUR" office:value="4500" calcext:value-type="currency">
            <text:p>4 500 р.</text:p>
          </table:table-cell>
          <table:table-cell table:number-columns-repeated="12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currency" office:currency="RUR" office:value="4000" calcext:value-type="currency">
            <text:p>4 000 р.</text:p>
          </table:table-cell>
          <table:table-cell office:value-type="date" office:date-value="2019-02-01" calcext:value-type="date">
            <text:p>01.02.19</text:p>
          </table:table-cell>
          <table:table-cell table:formula="of:=[.E21]*[.D21]" office:value-type="currency" office:currency="RUR" office:value="4000" calcext:value-type="currency">
            <text:p>4 000 р.</text:p>
          </table:table-cell>
          <table:table-cell table:number-columns-repeated="12"/>
        </table:table-row>
        <table:table-row table:style-name="ro2" table:visibility="filter">
          <table:table-cell table:number-columns-repeated="4"/>
          <table:table-cell table:style-name="Default" table:number-columns-repeated="2"/>
          <table:table-cell table:formula="of:=SUM([.G7:.G21])" office:value-type="currency" office:currency="RUR" office:value="227100" calcext:value-type="currency">
            <text:p>227 100 р.</text:p>
          </table:table-cell>
          <table:table-cell table:number-columns-repeated="12"/>
        </table:table-row>
      </table:table>
      <table:table table:name="Отчет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стоимость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Системный блок</text:p>
          </table:table-cell>
          <table:table-cell office:value-type="string" calcext:value-type="string">
            <text:p>Intel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20000" calcext:value-type="currency">
            <text:p>20 000 ₽</text:p>
          </table:table-cell>
          <table:table-cell office:value-type="date" office:date-value="2019-03-27" calcext:value-type="date">
            <text:p>27.03.19</text:p>
          </table:table-cell>
          <table:table-cell table:formula="of:=[.E2]*[.D2]" office:value-type="currency" office:currency="RUB" office:value="40000" calcext:value-type="currency">
            <text:p>40 000 ₽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Системный блок</text:p>
          </table:table-cell>
          <table:table-cell office:value-type="string" calcext:value-type="string">
            <text:p>AMD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16000" calcext:value-type="currency">
            <text:p>16 000 ₽</text:p>
          </table:table-cell>
          <table:table-cell office:value-type="date" office:date-value="2019-05-10" calcext:value-type="date">
            <text:p>10.05.19</text:p>
          </table:table-cell>
          <table:table-cell table:formula="of:=[.E3]*[.D3]" office:value-type="currency" office:currency="RUB" office:value="48000" calcext:value-type="currency">
            <text:p>48 000 ₽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IPS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15000" calcext:value-type="currency">
            <text:p>15 000 ₽</text:p>
          </table:table-cell>
          <table:table-cell office:value-type="date" office:date-value="2019-09-27" calcext:value-type="date">
            <text:p>27.09.19</text:p>
          </table:table-cell>
          <table:table-cell table:formula="of:=[.E4]*[.D4]" office:value-type="currency" office:currency="RUB" office:value="30000" calcext:value-type="currency">
            <text:p>30 000 ₽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PVA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12000" calcext:value-type="currency">
            <text:p>12 000 ₽</text:p>
          </table:table-cell>
          <table:table-cell office:value-type="date" office:date-value="2019-08-06" calcext:value-type="date">
            <text:p>06.08.19</text:p>
          </table:table-cell>
          <table:table-cell table:formula="of:=[.E5]*[.D5]" office:value-type="currency" office:currency="RUB" office:value="12000" calcext:value-type="currency">
            <text:p>12 000 ₽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Компьютерный</text:p>
          </table:table-cell>
          <table:table-cell office:value-type="float" office:value="5" calcext:value-type="float">
            <text:p>5</text:p>
          </table:table-cell>
          <table:table-cell office:value-type="currency" office:currency="RUB" office:value="10000" calcext:value-type="currency">
            <text:p>10 000 ₽</text:p>
          </table:table-cell>
          <table:table-cell office:value-type="date" office:date-value="2019-02-11" calcext:value-type="date">
            <text:p>11.02.19</text:p>
          </table:table-cell>
          <table:table-cell table:formula="of:=[.E6]*[.D6]" office:value-type="currency" office:currency="RUB" office:value="50000" calcext:value-type="currency">
            <text:p>50 000 ₽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MVA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8000" calcext:value-type="currency">
            <text:p>8 000 ₽</text:p>
          </table:table-cell>
          <table:table-cell office:value-type="date" office:date-value="2019-06-23" calcext:value-type="date">
            <text:p>23.06.19</text:p>
          </table:table-cell>
          <table:table-cell table:formula="of:=[.E7]*[.D7]" office:value-type="currency" office:currency="RUB" office:value="16000" calcext:value-type="currency">
            <text:p>16 000 ₽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Офис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19-02-11" calcext:value-type="date">
            <text:p>11.02.19</text:p>
          </table:table-cell>
          <table:table-cell table:formula="of:=[.E8]*[.D8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Лазер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22-05-10" calcext:value-type="date">
            <text:p>10.05.22</text:p>
          </table:table-cell>
          <table:table-cell table:formula="of:=[.E9]*[.D9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Струй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4500" calcext:value-type="currency">
            <text:p>4 500 ₽</text:p>
          </table:table-cell>
          <table:table-cell office:value-type="date" office:date-value="2022-02-11" calcext:value-type="date">
            <text:p>11.02.22</text:p>
          </table:table-cell>
          <table:table-cell table:formula="of:=[.E10]*[.D10]" office:value-type="currency" office:currency="RUB" office:value="4500" calcext:value-type="currency">
            <text:p>4 500 ₽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4000" calcext:value-type="currency">
            <text:p>4 000 ₽</text:p>
          </table:table-cell>
          <table:table-cell office:value-type="date" office:date-value="2019-02-01" calcext:value-type="date">
            <text:p>01.02.19</text:p>
          </table:table-cell>
          <table:table-cell table:formula="of:=[.E11]*[.D11]" office:value-type="currency" office:currency="RUB" office:value="4000" calcext:value-type="currency">
            <text:p>4 000 ₽</text:p>
          </table:table-cell>
          <table:table-cell table:number-columns-repeated="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Сканер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RUB" office:value="3500" calcext:value-type="currency">
            <text:p>3 500 ₽</text:p>
          </table:table-cell>
          <table:table-cell table:style-name="Default"/>
          <table:table-cell table:formula="of:=[.E12]*[.D12]" office:value-type="currency" office:currency="RUB" office:value="7000" calcext:value-type="currency">
            <text:p>7 000 ₽</text:p>
          </table:table-cell>
          <table:table-cell table:number-columns-repeated="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Клавиатура</text:p>
          </table:table-cell>
          <table:table-cell office:value-type="string" calcext:value-type="string">
            <text:p>Беспроводная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900" calcext:value-type="currency">
            <text:p>900 ₽</text:p>
          </table:table-cell>
          <table:table-cell office:value-type="date" office:date-value="2019-05-16" calcext:value-type="date">
            <text:p>16.05.19</text:p>
          </table:table-cell>
          <table:table-cell table:formula="of:=[.E13]*[.D13]" office:value-type="currency" office:currency="RUB" office:value="2700" calcext:value-type="currency">
            <text:p>2 700 ₽</text:p>
          </table:table-cell>
          <table:table-cell table:number-columns-repeated="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Беспроводная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500" calcext:value-type="currency">
            <text:p>500 ₽</text:p>
          </table:table-cell>
          <table:table-cell office:value-type="date" office:date-value="2019-07-27" calcext:value-type="date">
            <text:p>27.07.19</text:p>
          </table:table-cell>
          <table:table-cell table:formula="of:=[.E14]*[.D14]" office:value-type="currency" office:currency="RUB" office:value="1500" calcext:value-type="currency">
            <text:p>1 500 ₽</text:p>
          </table:table-cell>
          <table:table-cell table:number-columns-repeated="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Клавиатура</text:p>
          </table:table-cell>
          <table:table-cell office:value-type="string" calcext:value-type="string">
            <text:p>Проводная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400" calcext:value-type="currency">
            <text:p>400 ₽</text:p>
          </table:table-cell>
          <table:table-cell office:value-type="date" office:date-value="2019-08-06" calcext:value-type="date">
            <text:p>06.08.19</text:p>
          </table:table-cell>
          <table:table-cell table:formula="of:=[.E15]*[.D15]" office:value-type="currency" office:currency="RUB" office:value="800" calcext:value-type="currency">
            <text:p>800 ₽</text:p>
          </table:table-cell>
          <table:table-cell table:number-columns-repeated="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Проводная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300" calcext:value-type="currency">
            <text:p>300 ₽</text:p>
          </table:table-cell>
          <table:table-cell office:value-type="date" office:date-value="2019-07-27" calcext:value-type="date">
            <text:p>27.07.19</text:p>
          </table:table-cell>
          <table:table-cell table:formula="of:=[.E16]*[.D16]" office:value-type="currency" office:currency="RUB" office:value="600" calcext:value-type="currency">
            <text:p>6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number-columns-repeated="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Клавиатура</text:p>
          </table:table-cell>
          <table:table-cell office:value-type="string" calcext:value-type="string">
            <text:p>Беспроводная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900" calcext:value-type="currency">
            <text:p>900 ₽</text:p>
          </table:table-cell>
          <table:table-cell office:value-type="date" office:date-value="2019-05-16" calcext:value-type="date">
            <text:p>16.05.19</text:p>
          </table:table-cell>
          <table:table-cell table:formula="of:=[.E20]*[.D20]" office:value-type="currency" office:currency="RUB" office:value="2700" calcext:value-type="currency">
            <text:p>2 700 ₽</text:p>
          </table:table-cell>
          <table:table-cell table:number-columns-repeated="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Клавиатура</text:p>
          </table:table-cell>
          <table:table-cell office:value-type="string" calcext:value-type="string">
            <text:p>Проводная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400" calcext:value-type="currency">
            <text:p>400 ₽</text:p>
          </table:table-cell>
          <table:table-cell office:value-type="date" office:date-value="2019-08-06" calcext:value-type="date">
            <text:p>06.08.19</text:p>
          </table:table-cell>
          <table:table-cell table:formula="of:=[.E21]*[.D21]" office:value-type="currency" office:currency="RUB" office:value="800" calcext:value-type="currency">
            <text:p>800 ₽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IPS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15000" calcext:value-type="currency">
            <text:p>15 000 ₽</text:p>
          </table:table-cell>
          <table:table-cell office:value-type="date" office:date-value="2019-09-27" calcext:value-type="date">
            <text:p>27.09.19</text:p>
          </table:table-cell>
          <table:table-cell table:formula="of:=[.E22]*[.D22]" office:value-type="currency" office:currency="RUB" office:value="30000" calcext:value-type="currency">
            <text:p>30 000 ₽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MVA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8000" calcext:value-type="currency">
            <text:p>8 000 ₽</text:p>
          </table:table-cell>
          <table:table-cell office:value-type="date" office:date-value="2019-06-23" calcext:value-type="date">
            <text:p>23.06.19</text:p>
          </table:table-cell>
          <table:table-cell table:formula="of:=[.E23]*[.D23]" office:value-type="currency" office:currency="RUB" office:value="16000" calcext:value-type="currency">
            <text:p>16 000 ₽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PVA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12000" calcext:value-type="currency">
            <text:p>12 000 ₽</text:p>
          </table:table-cell>
          <table:table-cell office:value-type="date" office:date-value="2019-08-06" calcext:value-type="date">
            <text:p>06.08.19</text:p>
          </table:table-cell>
          <table:table-cell table:formula="of:=[.E24]*[.D24]" office:value-type="currency" office:currency="RUB" office:value="12000" calcext:value-type="currency">
            <text:p>12 000 ₽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4000" calcext:value-type="currency">
            <text:p>4 000 ₽</text:p>
          </table:table-cell>
          <table:table-cell office:value-type="date" office:date-value="2019-02-01" calcext:value-type="date">
            <text:p>01.02.19</text:p>
          </table:table-cell>
          <table:table-cell table:formula="of:=[.E25]*[.D25]" office:value-type="currency" office:currency="RUB" office:value="4000" calcext:value-type="currency">
            <text:p>4 000 ₽</text:p>
          </table:table-cell>
          <table:table-cell table:number-columns-repeated="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Беспроводная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500" calcext:value-type="currency">
            <text:p>500 ₽</text:p>
          </table:table-cell>
          <table:table-cell office:value-type="date" office:date-value="2019-07-27" calcext:value-type="date">
            <text:p>27.07.19</text:p>
          </table:table-cell>
          <table:table-cell table:formula="of:=[.E26]*[.D26]" office:value-type="currency" office:currency="RUB" office:value="1500" calcext:value-type="currency">
            <text:p>1 500 ₽</text:p>
          </table:table-cell>
          <table:table-cell table:number-columns-repeated="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Проводная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300" calcext:value-type="currency">
            <text:p>300 ₽</text:p>
          </table:table-cell>
          <table:table-cell office:value-type="date" office:date-value="2019-07-27" calcext:value-type="date">
            <text:p>27.07.19</text:p>
          </table:table-cell>
          <table:table-cell table:formula="of:=[.E27]*[.D27]" office:value-type="currency" office:currency="RUB" office:value="600" calcext:value-type="currency">
            <text:p>600 ₽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Лазер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22-05-10" calcext:value-type="date">
            <text:p>10.05.22</text:p>
          </table:table-cell>
          <table:table-cell table:formula="of:=[.E28]*[.D28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Струй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4500" calcext:value-type="currency">
            <text:p>4 500 ₽</text:p>
          </table:table-cell>
          <table:table-cell office:value-type="date" office:date-value="2022-02-11" calcext:value-type="date">
            <text:p>11.02.22</text:p>
          </table:table-cell>
          <table:table-cell table:formula="of:=[.E29]*[.D29]" office:value-type="currency" office:currency="RUB" office:value="4500" calcext:value-type="currency">
            <text:p>4 500 ₽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Системный блок</text:p>
          </table:table-cell>
          <table:table-cell office:value-type="string" calcext:value-type="string">
            <text:p>AMD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16000" calcext:value-type="currency">
            <text:p>16 000 ₽</text:p>
          </table:table-cell>
          <table:table-cell office:value-type="date" office:date-value="2019-05-10" calcext:value-type="date">
            <text:p>10.05.19</text:p>
          </table:table-cell>
          <table:table-cell table:formula="of:=[.E30]*[.D30]" office:value-type="currency" office:currency="RUB" office:value="48000" calcext:value-type="currency">
            <text:p>48 000 ₽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Системный блок</text:p>
          </table:table-cell>
          <table:table-cell office:value-type="string" calcext:value-type="string">
            <text:p>Intel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20000" calcext:value-type="currency">
            <text:p>20 000 ₽</text:p>
          </table:table-cell>
          <table:table-cell office:value-type="date" office:date-value="2019-03-27" calcext:value-type="date">
            <text:p>27.03.19</text:p>
          </table:table-cell>
          <table:table-cell table:formula="of:=[.E31]*[.D31]" office:value-type="currency" office:currency="RUB" office:value="40000" calcext:value-type="currency">
            <text:p>40 000 ₽</text:p>
          </table:table-cell>
          <table:table-cell table:number-columns-repeated="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Сканер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RUB" office:value="3500" calcext:value-type="currency">
            <text:p>3 500 ₽</text:p>
          </table:table-cell>
          <table:table-cell table:style-name="Default"/>
          <table:table-cell table:formula="of:=[.E32]*[.D32]" office:value-type="currency" office:currency="RUB" office:value="7000" calcext:value-type="currency">
            <text:p>7 000 ₽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Компьютерный</text:p>
          </table:table-cell>
          <table:table-cell office:value-type="float" office:value="5" calcext:value-type="float">
            <text:p>5</text:p>
          </table:table-cell>
          <table:table-cell office:value-type="currency" office:currency="RUB" office:value="10000" calcext:value-type="currency">
            <text:p>10 000 ₽</text:p>
          </table:table-cell>
          <table:table-cell office:value-type="date" office:date-value="2019-02-11" calcext:value-type="date">
            <text:p>11.02.19</text:p>
          </table:table-cell>
          <table:table-cell table:formula="of:=[.E33]*[.D33]" office:value-type="currency" office:currency="RUB" office:value="50000" calcext:value-type="currency">
            <text:p>50 000 ₽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Офис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19-02-11" calcext:value-type="date">
            <text:p>11.02.19</text:p>
          </table:table-cell>
          <table:table-cell table:formula="of:=[.E34]*[.D34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Компьютерный</text:p>
          </table:table-cell>
          <table:table-cell office:value-type="float" office:value="5" calcext:value-type="float">
            <text:p>5</text:p>
          </table:table-cell>
          <table:table-cell office:value-type="currency" office:currency="RUB" office:value="10000" calcext:value-type="currency">
            <text:p>10 000 ₽</text:p>
          </table:table-cell>
          <table:table-cell office:value-type="date" office:date-value="2019-02-11" calcext:value-type="date">
            <text:p>11.02.19</text:p>
          </table:table-cell>
          <table:table-cell table:formula="of:=[.E38]*[.D38]" office:value-type="currency" office:currency="RUB" office:value="50000" calcext:value-type="currency">
            <text:p>50 000 ₽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Офис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19-02-11" calcext:value-type="date">
            <text:p>11.02.19</text:p>
          </table:table-cell>
          <table:table-cell table:formula="of:=[.E39]*[.D39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Сканер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RUB" office:value="3500" calcext:value-type="currency">
            <text:p>3 500 ₽</text:p>
          </table:table-cell>
          <table:table-cell table:style-name="Default"/>
          <table:table-cell table:formula="of:=[.E40]*[.D40]" office:value-type="currency" office:currency="RUB" office:value="7000" calcext:value-type="currency">
            <text:p>7 000 ₽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Системный блок</text:p>
          </table:table-cell>
          <table:table-cell office:value-type="string" calcext:value-type="string">
            <text:p>Intel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20000" calcext:value-type="currency">
            <text:p>20 000 ₽</text:p>
          </table:table-cell>
          <table:table-cell office:value-type="date" office:date-value="2019-03-27" calcext:value-type="date">
            <text:p>27.03.19</text:p>
          </table:table-cell>
          <table:table-cell table:formula="of:=[.E41]*[.D41]" office:value-type="currency" office:currency="RUB" office:value="40000" calcext:value-type="currency">
            <text:p>40 000 ₽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Системный блок</text:p>
          </table:table-cell>
          <table:table-cell office:value-type="string" calcext:value-type="string">
            <text:p>AMD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16000" calcext:value-type="currency">
            <text:p>16 000 ₽</text:p>
          </table:table-cell>
          <table:table-cell office:value-type="date" office:date-value="2019-05-10" calcext:value-type="date">
            <text:p>10.05.19</text:p>
          </table:table-cell>
          <table:table-cell table:formula="of:=[.E42]*[.D42]" office:value-type="currency" office:currency="RUB" office:value="48000" calcext:value-type="currency">
            <text:p>48 000 ₽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Струй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4500" calcext:value-type="currency">
            <text:p>4 500 ₽</text:p>
          </table:table-cell>
          <table:table-cell office:value-type="date" office:date-value="2022-02-11" calcext:value-type="date">
            <text:p>11.02.22</text:p>
          </table:table-cell>
          <table:table-cell table:formula="of:=[.E43]*[.D43]" office:value-type="currency" office:currency="RUB" office:value="4500" calcext:value-type="currency">
            <text:p>4 500 ₽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Лазер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22-05-10" calcext:value-type="date">
            <text:p>10.05.22</text:p>
          </table:table-cell>
          <table:table-cell table:formula="of:=[.E44]*[.D44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Беспроводная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500" calcext:value-type="currency">
            <text:p>500 ₽</text:p>
          </table:table-cell>
          <table:table-cell office:value-type="date" office:date-value="2019-07-27" calcext:value-type="date">
            <text:p>27.07.19</text:p>
          </table:table-cell>
          <table:table-cell table:formula="of:=[.E45]*[.D45]" office:value-type="currency" office:currency="RUB" office:value="1500" calcext:value-type="currency">
            <text:p>1 500 ₽</text:p>
          </table:table-cell>
          <table:table-cell table:number-columns-repeated="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Проводная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300" calcext:value-type="currency">
            <text:p>300 ₽</text:p>
          </table:table-cell>
          <table:table-cell office:value-type="date" office:date-value="2019-07-27" calcext:value-type="date">
            <text:p>27.07.19</text:p>
          </table:table-cell>
          <table:table-cell table:formula="of:=[.E46]*[.D46]" office:value-type="currency" office:currency="RUB" office:value="600" calcext:value-type="currency">
            <text:p>600 ₽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4000" calcext:value-type="currency">
            <text:p>4 000 ₽</text:p>
          </table:table-cell>
          <table:table-cell office:value-type="date" office:date-value="2019-02-01" calcext:value-type="date">
            <text:p>01.02.19</text:p>
          </table:table-cell>
          <table:table-cell table:formula="of:=[.E47]*[.D47]" office:value-type="currency" office:currency="RUB" office:value="4000" calcext:value-type="currency">
            <text:p>4 000 ₽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MVA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8000" calcext:value-type="currency">
            <text:p>8 000 ₽</text:p>
          </table:table-cell>
          <table:table-cell office:value-type="date" office:date-value="2019-06-23" calcext:value-type="date">
            <text:p>23.06.19</text:p>
          </table:table-cell>
          <table:table-cell table:formula="of:=[.E48]*[.D48]" office:value-type="currency" office:currency="RUB" office:value="16000" calcext:value-type="currency">
            <text:p>16 000 ₽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PVA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12000" calcext:value-type="currency">
            <text:p>12 000 ₽</text:p>
          </table:table-cell>
          <table:table-cell office:value-type="date" office:date-value="2019-08-06" calcext:value-type="date">
            <text:p>06.08.19</text:p>
          </table:table-cell>
          <table:table-cell table:formula="of:=[.E49]*[.D49]" office:value-type="currency" office:currency="RUB" office:value="12000" calcext:value-type="currency">
            <text:p>12 000 ₽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IPS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15000" calcext:value-type="currency">
            <text:p>15 000 ₽</text:p>
          </table:table-cell>
          <table:table-cell office:value-type="date" office:date-value="2019-09-27" calcext:value-type="date">
            <text:p>27.09.19</text:p>
          </table:table-cell>
          <table:table-cell table:formula="of:=[.E50]*[.D50]" office:value-type="currency" office:currency="RUB" office:value="30000" calcext:value-type="currency">
            <text:p>30 000 ₽</text:p>
          </table:table-cell>
          <table:table-cell table:number-columns-repeated="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Клавиатура</text:p>
          </table:table-cell>
          <table:table-cell office:value-type="string" calcext:value-type="string">
            <text:p>Беспроводная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900" calcext:value-type="currency">
            <text:p>900 ₽</text:p>
          </table:table-cell>
          <table:table-cell office:value-type="date" office:date-value="2019-05-16" calcext:value-type="date">
            <text:p>16.05.19</text:p>
          </table:table-cell>
          <table:table-cell table:formula="of:=[.E51]*[.D51]" office:value-type="currency" office:currency="RUB" office:value="2700" calcext:value-type="currency">
            <text:p>2 700 ₽</text:p>
          </table:table-cell>
          <table:table-cell table:number-columns-repeated="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Клавиатура</text:p>
          </table:table-cell>
          <table:table-cell office:value-type="string" calcext:value-type="string">
            <text:p>Проводная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400" calcext:value-type="currency">
            <text:p>400 ₽</text:p>
          </table:table-cell>
          <table:table-cell office:value-type="date" office:date-value="2019-08-06" calcext:value-type="date">
            <text:p>06.08.19</text:p>
          </table:table-cell>
          <table:table-cell table:formula="of:=[.E52]*[.D52]" office:value-type="currency" office:currency="RUB" office:value="800" calcext:value-type="currency">
            <text:p>8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Компьютерный</text:p>
          </table:table-cell>
          <table:table-cell office:value-type="float" office:value="5" calcext:value-type="float">
            <text:p>5</text:p>
          </table:table-cell>
          <table:table-cell office:value-type="currency" office:currency="RUB" office:value="10000" calcext:value-type="currency">
            <text:p>10 000 ₽</text:p>
          </table:table-cell>
          <table:table-cell office:value-type="date" office:date-value="2019-02-11" calcext:value-type="date">
            <text:p>11.02.19</text:p>
          </table:table-cell>
          <table:table-cell table:formula="of:=[.E56]*[.D56]" office:value-type="currency" office:currency="RUB" office:value="50000" calcext:value-type="currency">
            <text:p>50 000 ₽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Офис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19-02-11" calcext:value-type="date">
            <text:p>11.02.19</text:p>
          </table:table-cell>
          <table:table-cell table:formula="of:=[.E57]*[.D57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Офис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19-02-11" calcext:value-type="date">
            <text:p>11.02.19</text:p>
          </table:table-cell>
          <table:table-cell table:formula="of:=[.E61]*[.D61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Лазер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22-05-10" calcext:value-type="date">
            <text:p>10.05.22</text:p>
          </table:table-cell>
          <table:table-cell table:formula="of:=[.E62]*[.D62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number-columns-repeated="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Скан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RUB" office:value="3500" calcext:value-type="currency">
            <text:p>3 500 ₽</text:p>
          </table:table-cell>
          <table:table-cell table:style-name="Default"/>
          <table:table-cell office:value-type="currency" office:currency="RUB" office:value="7000" calcext:value-type="currency">
            <text:p>7 0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MVA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8000" calcext:value-type="currency">
            <text:p>8 000 ₽</text:p>
          </table:table-cell>
          <table:table-cell office:value-type="date" office:date-value="2019-06-23" calcext:value-type="date">
            <text:p>23.06.19</text:p>
          </table:table-cell>
          <table:table-cell table:formula="of:=[.E70]*[.D70]" office:value-type="currency" office:currency="RUB" office:value="16000" calcext:value-type="currency">
            <text:p>16 000 ₽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PVA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12000" calcext:value-type="currency">
            <text:p>12 000 ₽</text:p>
          </table:table-cell>
          <table:table-cell office:value-type="date" office:date-value="2019-08-06" calcext:value-type="date">
            <text:p>06.08.19</text:p>
          </table:table-cell>
          <table:table-cell table:formula="of:=[.E71]*[.D71]" office:value-type="currency" office:currency="RUB" office:value="12000" calcext:value-type="currency">
            <text:p>12 000 ₽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IPS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15000" calcext:value-type="currency">
            <text:p>15 000 ₽</text:p>
          </table:table-cell>
          <table:table-cell office:value-type="date" office:date-value="2019-09-27" calcext:value-type="date">
            <text:p>27.09.19</text:p>
          </table:table-cell>
          <table:table-cell table:formula="of:=[.E72]*[.D72]" office:value-type="currency" office:currency="RUB" office:value="30000" calcext:value-type="currency">
            <text:p>30 0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Системный блок</text:p>
          </table:table-cell>
          <table:table-cell office:value-type="string" calcext:value-type="string">
            <text:p>Intel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20000" calcext:value-type="currency">
            <text:p>20 000 ₽</text:p>
          </table:table-cell>
          <table:table-cell office:value-type="date" office:date-value="2019-03-27" calcext:value-type="date">
            <text:p>27.03.19</text:p>
          </table:table-cell>
          <table:table-cell table:formula="of:=[.E76]*[.D76]" office:value-type="currency" office:currency="RUB" office:value="40000" calcext:value-type="currency">
            <text:p>40 000 ₽</text:p>
          </table:table-cell>
          <table:table-cell table:number-columns-repeated="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Проводная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300" calcext:value-type="currency">
            <text:p>300 ₽</text:p>
          </table:table-cell>
          <table:table-cell office:value-type="date" office:date-value="2019-07-27" calcext:value-type="date">
            <text:p>27.07.19</text:p>
          </table:table-cell>
          <table:table-cell table:formula="of:=[.E77]*[.D77]" office:value-type="currency" office:currency="RUB" office:value="600" calcext:value-type="currency">
            <text:p>6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Офис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19-02-11" calcext:value-type="date">
            <text:p>11.02.19</text:p>
          </table:table-cell>
          <table:table-cell table:formula="of:=[.E81]*[.D81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Скан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RUB" office:value="3500" calcext:value-type="currency">
            <text:p>3 500 ₽</text:p>
          </table:table-cell>
          <table:table-cell table:style-name="Default"/>
          <table:table-cell office:value-type="currency" office:currency="RUB" office:value="7000" calcext:value-type="currency">
            <text:p>7 000 ₽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Струй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4500" calcext:value-type="currency">
            <text:p>4 500 ₽</text:p>
          </table:table-cell>
          <table:table-cell office:value-type="date" office:date-value="2022-02-11" calcext:value-type="date">
            <text:p>11.02.22</text:p>
          </table:table-cell>
          <table:table-cell table:formula="of:=[.E83]*[.D83]" office:value-type="currency" office:currency="RUB" office:value="4500" calcext:value-type="currency">
            <text:p>4 500 ₽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Лазер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22-05-10" calcext:value-type="date">
            <text:p>10.05.22</text:p>
          </table:table-cell>
          <table:table-cell table:formula="of:=[.E84]*[.D84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Беспроводная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500" calcext:value-type="currency">
            <text:p>500 ₽</text:p>
          </table:table-cell>
          <table:table-cell office:value-type="date" office:date-value="2019-07-27" calcext:value-type="date">
            <text:p>27.07.19</text:p>
          </table:table-cell>
          <table:table-cell table:formula="of:=[.E85]*[.D85]" office:value-type="currency" office:currency="RUB" office:value="1500" calcext:value-type="currency">
            <text:p>1 500 ₽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4000" calcext:value-type="currency">
            <text:p>4 000 ₽</text:p>
          </table:table-cell>
          <table:table-cell office:value-type="date" office:date-value="2019-02-01" calcext:value-type="date">
            <text:p>01.02.19</text:p>
          </table:table-cell>
          <table:table-cell table:formula="of:=[.E86]*[.D86]" office:value-type="currency" office:currency="RUB" office:value="4000" calcext:value-type="currency">
            <text:p>4 000 ₽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MVA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8000" calcext:value-type="currency">
            <text:p>8 000 ₽</text:p>
          </table:table-cell>
          <table:table-cell office:value-type="date" office:date-value="2019-06-23" calcext:value-type="date">
            <text:p>23.06.19</text:p>
          </table:table-cell>
          <table:table-cell table:formula="of:=[.E87]*[.D87]" office:value-type="currency" office:currency="RUB" office:value="16000" calcext:value-type="currency">
            <text:p>16 000 ₽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PVA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12000" calcext:value-type="currency">
            <text:p>12 000 ₽</text:p>
          </table:table-cell>
          <table:table-cell office:value-type="date" office:date-value="2019-08-06" calcext:value-type="date">
            <text:p>06.08.19</text:p>
          </table:table-cell>
          <table:table-cell table:formula="of:=[.E88]*[.D88]" office:value-type="currency" office:currency="RUB" office:value="12000" calcext:value-type="currency">
            <text:p>12 000 ₽</text:p>
          </table:table-cell>
          <table:table-cell table:number-columns-repeated="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Клавиатура</text:p>
          </table:table-cell>
          <table:table-cell office:value-type="string" calcext:value-type="string">
            <text:p>Беспроводная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900" calcext:value-type="currency">
            <text:p>900 ₽</text:p>
          </table:table-cell>
          <table:table-cell office:value-type="date" office:date-value="2019-05-16" calcext:value-type="date">
            <text:p>16.05.19</text:p>
          </table:table-cell>
          <table:table-cell table:formula="of:=[.E89]*[.D89]" office:value-type="currency" office:currency="RUB" office:value="2700" calcext:value-type="currency">
            <text:p>2 7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PVA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12000" calcext:value-type="currency">
            <text:p>12 000 ₽</text:p>
          </table:table-cell>
          <table:table-cell office:value-type="date" office:date-value="2019-08-06" calcext:value-type="date">
            <text:p>06.08.19</text:p>
          </table:table-cell>
          <table:table-cell table:formula="of:=[.E93]*[.D93]" office:value-type="currency" office:currency="RUB" office:value="12000" calcext:value-type="currency">
            <text:p>12 0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number-columns-repeated="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Скан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RUB" office:value="3500" calcext:value-type="currency">
            <text:p>3 500 ₽</text:p>
          </table:table-cell>
          <table:table-cell table:style-name="Default"/>
          <table:table-cell office:value-type="currency" office:currency="RUB" office:value="7000" calcext:value-type="currency">
            <text:p>7 000 ₽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Струй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4500" calcext:value-type="currency">
            <text:p>4 500 ₽</text:p>
          </table:table-cell>
          <table:table-cell office:value-type="date" office:date-value="2022-02-11" calcext:value-type="date">
            <text:p>11.02.22</text:p>
          </table:table-cell>
          <table:table-cell table:formula="of:=[.E98]*[.D98]" office:value-type="currency" office:currency="RUB" office:value="4500" calcext:value-type="currency">
            <text:p>4 500 ₽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Лазер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22-05-10" calcext:value-type="date">
            <text:p>10.05.22</text:p>
          </table:table-cell>
          <table:table-cell table:formula="of:=[.E99]*[.D99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Беспроводная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500" calcext:value-type="currency">
            <text:p>500 ₽</text:p>
          </table:table-cell>
          <table:table-cell office:value-type="date" office:date-value="2019-07-27" calcext:value-type="date">
            <text:p>27.07.19</text:p>
          </table:table-cell>
          <table:table-cell table:formula="of:=[.E100]*[.D100]" office:value-type="currency" office:currency="RUB" office:value="1500" calcext:value-type="currency">
            <text:p>1 500 ₽</text:p>
          </table:table-cell>
          <table:table-cell table:number-columns-repeated="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Мышь</text:p>
          </table:table-cell>
          <table:table-cell office:value-type="string" calcext:value-type="string">
            <text:p>Проводная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300" calcext:value-type="currency">
            <text:p>300 ₽</text:p>
          </table:table-cell>
          <table:table-cell office:value-type="date" office:date-value="2019-07-27" calcext:value-type="date">
            <text:p>27.07.19</text:p>
          </table:table-cell>
          <table:table-cell table:formula="of:=[.E101]*[.D101]" office:value-type="currency" office:currency="RUB" office:value="600" calcext:value-type="currency">
            <text:p>600 ₽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4000" calcext:value-type="currency">
            <text:p>4 000 ₽</text:p>
          </table:table-cell>
          <table:table-cell office:value-type="date" office:date-value="2019-02-01" calcext:value-type="date">
            <text:p>01.02.19</text:p>
          </table:table-cell>
          <table:table-cell table:formula="of:=[.E102]*[.D102]" office:value-type="currency" office:currency="RUB" office:value="4000" calcext:value-type="currency">
            <text:p>4 000 ₽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MVA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8000" calcext:value-type="currency">
            <text:p>8 000 ₽</text:p>
          </table:table-cell>
          <table:table-cell office:value-type="date" office:date-value="2019-06-23" calcext:value-type="date">
            <text:p>23.06.19</text:p>
          </table:table-cell>
          <table:table-cell table:formula="of:=[.E103]*[.D103]" office:value-type="currency" office:currency="RUB" office:value="16000" calcext:value-type="currency">
            <text:p>16 000 ₽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PVA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12000" calcext:value-type="currency">
            <text:p>12 000 ₽</text:p>
          </table:table-cell>
          <table:table-cell office:value-type="date" office:date-value="2019-08-06" calcext:value-type="date">
            <text:p>06.08.19</text:p>
          </table:table-cell>
          <table:table-cell table:formula="of:=[.E104]*[.D104]" office:value-type="currency" office:currency="RUB" office:value="12000" calcext:value-type="currency">
            <text:p>12 000 ₽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IPS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15000" calcext:value-type="currency">
            <text:p>15 000 ₽</text:p>
          </table:table-cell>
          <table:table-cell office:value-type="date" office:date-value="2019-09-27" calcext:value-type="date">
            <text:p>27.09.19</text:p>
          </table:table-cell>
          <table:table-cell table:formula="of:=[.E105]*[.D105]" office:value-type="currency" office:currency="RUB" office:value="30000" calcext:value-type="currency">
            <text:p>30 000 ₽</text:p>
          </table:table-cell>
          <table:table-cell table:number-columns-repeated="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Клавиатура</text:p>
          </table:table-cell>
          <table:table-cell office:value-type="string" calcext:value-type="string">
            <text:p>Беспроводная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900" calcext:value-type="currency">
            <text:p>900 ₽</text:p>
          </table:table-cell>
          <table:table-cell office:value-type="date" office:date-value="2019-05-16" calcext:value-type="date">
            <text:p>16.05.19</text:p>
          </table:table-cell>
          <table:table-cell table:formula="of:=[.E106]*[.D106]" office:value-type="currency" office:currency="RUB" office:value="2700" calcext:value-type="currency">
            <text:p>2 700 ₽</text:p>
          </table:table-cell>
          <table:table-cell table:number-columns-repeated="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Клавиатура</text:p>
          </table:table-cell>
          <table:table-cell office:value-type="string" calcext:value-type="string">
            <text:p>Проводная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400" calcext:value-type="currency">
            <text:p>400 ₽</text:p>
          </table:table-cell>
          <table:table-cell office:value-type="date" office:date-value="2019-08-06" calcext:value-type="date">
            <text:p>06.08.19</text:p>
          </table:table-cell>
          <table:table-cell table:formula="of:=[.E107]*[.D107]" office:value-type="currency" office:currency="RUB" office:value="800" calcext:value-type="currency">
            <text:p>8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Компьютерный</text:p>
          </table:table-cell>
          <table:table-cell office:value-type="float" office:value="5" calcext:value-type="float">
            <text:p>5</text:p>
          </table:table-cell>
          <table:table-cell office:value-type="currency" office:currency="RUB" office:value="10000" calcext:value-type="currency">
            <text:p>10 000 ₽</text:p>
          </table:table-cell>
          <table:table-cell office:value-type="date" office:date-value="2019-02-11" calcext:value-type="date">
            <text:p>11.02.19</text:p>
          </table:table-cell>
          <table:table-cell table:formula="of:=[.E111]*[.D111]" office:value-type="currency" office:currency="RUB" office:value="50000" calcext:value-type="currency">
            <text:p>50 000 ₽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Офис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19-02-11" calcext:value-type="date">
            <text:p>11.02.19</text:p>
          </table:table-cell>
          <table:table-cell table:formula="of:=[.E112]*[.D112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Скан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RUB" office:value="3500" calcext:value-type="currency">
            <text:p>3 500 ₽</text:p>
          </table:table-cell>
          <table:table-cell table:style-name="Default"/>
          <table:table-cell office:value-type="currency" office:currency="RUB" office:value="7000" calcext:value-type="currency">
            <text:p>7 000 ₽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Системный блок</text:p>
          </table:table-cell>
          <table:table-cell office:value-type="string" calcext:value-type="string">
            <text:p>Intel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20000" calcext:value-type="currency">
            <text:p>20 000 ₽</text:p>
          </table:table-cell>
          <table:table-cell office:value-type="date" office:date-value="2019-03-27" calcext:value-type="date">
            <text:p>27.03.19</text:p>
          </table:table-cell>
          <table:table-cell table:formula="of:=[.E114]*[.D114]" office:value-type="currency" office:currency="RUB" office:value="40000" calcext:value-type="currency">
            <text:p>40 000 ₽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Системный блок</text:p>
          </table:table-cell>
          <table:table-cell office:value-type="string" calcext:value-type="string">
            <text:p>AMD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16000" calcext:value-type="currency">
            <text:p>16 000 ₽</text:p>
          </table:table-cell>
          <table:table-cell office:value-type="date" office:date-value="2019-05-10" calcext:value-type="date">
            <text:p>10.05.19</text:p>
          </table:table-cell>
          <table:table-cell table:formula="of:=[.E115]*[.D115]" office:value-type="currency" office:currency="RUB" office:value="48000" calcext:value-type="currency">
            <text:p>48 0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 table:number-columns-repeated="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Скан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RUB" office:value="3500" calcext:value-type="currency">
            <text:p>3 500 ₽</text:p>
          </table:table-cell>
          <table:table-cell table:style-name="Default"/>
          <table:table-cell office:value-type="currency" office:currency="RUB" office:value="7000" calcext:value-type="currency">
            <text:p>7 000 ₽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Струй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4500" calcext:value-type="currency">
            <text:p>4 500 ₽</text:p>
          </table:table-cell>
          <table:table-cell office:value-type="date" office:date-value="2022-02-11" calcext:value-type="date">
            <text:p>11.02.22</text:p>
          </table:table-cell>
          <table:table-cell table:formula="of:=[.E120]*[.D120]" office:value-type="currency" office:currency="RUB" office:value="4500" calcext:value-type="currency">
            <text:p>4 500 ₽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Лазер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22-05-10" calcext:value-type="date">
            <text:p>10.05.22</text:p>
          </table:table-cell>
          <table:table-cell table:formula="of:=[.E121]*[.D121]" office:value-type="currency" office:currency="RUB" office:value="5000" calcext:value-type="currency">
            <text:p>5 000 ₽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4000" calcext:value-type="currency">
            <text:p>4 000 ₽</text:p>
          </table:table-cell>
          <table:table-cell office:value-type="date" office:date-value="2019-02-01" calcext:value-type="date">
            <text:p>01.02.19</text:p>
          </table:table-cell>
          <table:table-cell table:formula="of:=[.E122]*[.D122]" office:value-type="currency" office:currency="RUB" office:value="4000" calcext:value-type="currency">
            <text:p>4 000 ₽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MVA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8000" calcext:value-type="currency">
            <text:p>8 000 ₽</text:p>
          </table:table-cell>
          <table:table-cell office:value-type="date" office:date-value="2019-06-23" calcext:value-type="date">
            <text:p>23.06.19</text:p>
          </table:table-cell>
          <table:table-cell table:formula="of:=[.E123]*[.D123]" office:value-type="currency" office:currency="RUB" office:value="16000" calcext:value-type="currency">
            <text:p>16 000 ₽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PVA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12000" calcext:value-type="currency">
            <text:p>12 000 ₽</text:p>
          </table:table-cell>
          <table:table-cell office:value-type="date" office:date-value="2019-08-06" calcext:value-type="date">
            <text:p>06.08.19</text:p>
          </table:table-cell>
          <table:table-cell table:formula="of:=[.E124]*[.D124]" office:value-type="currency" office:currency="RUB" office:value="12000" calcext:value-type="currency">
            <text:p>12 000 ₽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IPS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15000" calcext:value-type="currency">
            <text:p>15 000 ₽</text:p>
          </table:table-cell>
          <table:table-cell office:value-type="date" office:date-value="2019-09-27" calcext:value-type="date">
            <text:p>27.09.19</text:p>
          </table:table-cell>
          <table:table-cell table:formula="of:=[.E125]*[.D125]" office:value-type="currency" office:currency="RUB" office:value="30000" calcext:value-type="currency">
            <text:p>30 0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12" office:value-type="string" calcext:value-type="string" table:number-columns-spanned="7" table:number-rows-spanned="1">
            <text:p>ЗАДАНИЕ 5</text:p>
          </table:table-cell>
          <table:covered-table-cell table:number-columns-repeated="3"/>
          <table:covered-table-cell table:number-columns-repeated="3"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2" table:number-rows-spanned="1">
            <text:p>ВАРИАНТ 1</text:p>
          </table:table-cell>
          <table:covered-table-cell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/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Стоимость единицы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Системный блок</text:p>
          </table:table-cell>
          <table:table-cell office:value-type="string" calcext:value-type="string">
            <text:p>AMD</text:p>
          </table:table-cell>
          <table:table-cell office:value-type="float" office:value="3" calcext:value-type="float">
            <text:p>3</text:p>
          </table:table-cell>
          <table:table-cell office:value-type="currency" office:currency="RUB" office:value="16000" calcext:value-type="currency">
            <text:p>16 000 ₽</text:p>
          </table:table-cell>
          <table:table-cell office:value-type="date" office:date-value="2019-05-10" calcext:value-type="date">
            <text:p>10.05.19</text:p>
          </table:table-cell>
          <table:table-cell table:formula="of:=[.E131]*[.D131]" office:value-type="currency" office:currency="RUB" office:value="48000" calcext:value-type="currency">
            <text:p>48 000 ₽</text:p>
          </table:table-cell>
          <table:table-cell/>
          <table:table-cell office:value-type="string" calcext:value-type="string">
            <text:p>Монитор</text:p>
          </table:table-cell>
          <table:table-cell office:value-type="string" calcext:value-type="string">
            <text:p>&gt;=500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MVA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8000" calcext:value-type="currency">
            <text:p>8 000 ₽</text:p>
          </table:table-cell>
          <table:table-cell office:value-type="date" office:date-value="2019-06-23" calcext:value-type="date">
            <text:p>23.06.19</text:p>
          </table:table-cell>
          <table:table-cell table:formula="of:=[.E132]*[.D132]" office:value-type="currency" office:currency="RUB" office:value="16000" calcext:value-type="currency">
            <text:p>16 000 ₽</text:p>
          </table:table-cell>
          <table:table-cell/>
          <table:table-cell office:value-type="string" calcext:value-type="string">
            <text:p>Системный блок</text:p>
          </table:table-cell>
          <table:table-cell office:value-type="string" calcext:value-type="string">
            <text:p>&lt;=18000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PVA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12000" calcext:value-type="currency">
            <text:p>12 000 ₽</text:p>
          </table:table-cell>
          <table:table-cell office:value-type="date" office:date-value="2019-08-06" calcext:value-type="date">
            <text:p>06.08.19</text:p>
          </table:table-cell>
          <table:table-cell table:formula="of:=[.E133]*[.D133]" office:value-type="currency" office:currency="RUB" office:value="12000" calcext:value-type="currency">
            <text:p>12 000 ₽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Монитор</text:p>
          </table:table-cell>
          <table:table-cell office:value-type="string" calcext:value-type="string">
            <text:p>IPS</text:p>
          </table:table-cell>
          <table:table-cell office:value-type="float" office:value="2" calcext:value-type="float">
            <text:p>2</text:p>
          </table:table-cell>
          <table:table-cell office:value-type="currency" office:currency="RUB" office:value="15000" calcext:value-type="currency">
            <text:p>15 000 ₽</text:p>
          </table:table-cell>
          <table:table-cell office:value-type="date" office:date-value="2019-09-27" calcext:value-type="date">
            <text:p>27.09.19</text:p>
          </table:table-cell>
          <table:table-cell table:formula="of:=[.E134]*[.D134]" office:value-type="currency" office:currency="RUB" office:value="30000" calcext:value-type="currency">
            <text:p>30 000 ₽</text:p>
          </table:table-cell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/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Системный блок</text:p>
          </table:table-cell>
          <table:table-cell table:number-columns-repeated="3"/>
          <table:table-cell table:style-name="ce4" office:value-type="date" office:date-value="2022-05-10" calcext:value-type="date">
            <text:p>10.05.22</text:p>
          </table:table-cell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Клавиатура</text:p>
          </table:table-cell>
          <table:table-cell table:number-columns-repeated="3"/>
          <table:table-cell table:style-name="ce4" office:value-type="date" office:date-value="2022-05-10" calcext:value-type="date">
            <text:p>10.05.22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  <table:table-cell/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отребность</text:p>
          </table:table-cell>
          <table:table-cell table:style-name="ce1" office:value-type="string" calcext:value-type="string">
            <text:p>Стоимость единицы</text:p>
          </table:table-cell>
          <table:table-cell table:style-name="ce1" office:value-type="string" calcext:value-type="string">
            <text:p>Дата заказа</text:p>
          </table:table-cell>
          <table:table-cell table:style-name="ce1" office:value-type="string" calcext:value-type="string">
            <text:p>Общая </text:p>
            <text:p>стоимость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Принтер</text:p>
          </table:table-cell>
          <table:table-cell office:value-type="string" calcext:value-type="string">
            <text:p>Лазерный</text:p>
          </table:table-cell>
          <table:table-cell office:value-type="float" office:value="1" calcext:value-type="float">
            <text:p>1</text:p>
          </table:table-cell>
          <table:table-cell office:value-type="currency" office:currency="RUB" office:value="5000" calcext:value-type="currency">
            <text:p>5 000 ₽</text:p>
          </table:table-cell>
          <table:table-cell office:value-type="date" office:date-value="2022-05-10" calcext:value-type="date">
            <text:p>10.05.22</text:p>
          </table:table-cell>
          <table:table-cell table:formula="of:=[.E143]*[.D143]" office:value-type="currency" office:currency="RUB" office:value="5000" calcext:value-type="currency">
            <text:p>5 000 ₽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&gt;=01.05.2022</text:p>
          </table:table-cell>
          <table:table-cell/>
        </table:table-row>
      </table:table>
      <table:named-expressions/>
      <table:database-ranges>
        <table:database-range table:name="__Anonymous_Sheet_DB__0" table:target-range-address="'База Данных'.A6:'База Данных'.G22">
          <table:filter table:condition-source-range-address="'База Данных'.Q1:'База Данных'.R3">
            <table:filter-or>
              <table:filter-and>
                <table:filter-condition table:value="Монитор" table:operator="=" table:field-number="1"/>
                <table:filter-condition table:data-type="number" table:value="30000" table:operator="=" table:field-number="6"/>
              </table:filter-and>
              <table:filter-and>
                <table:filter-condition table:value="Принтер" table:operator="=" table:field-number="1"/>
                <table:filter-condition table:data-type="number" table:value="5000" table:operator="=" table:field-number="6"/>
              </table:filter-and>
            </table:filter-or>
          </table:filter>
          <table:sort>
            <table:sort-by table:field-number="3" table:order="descending" table:data-type="automatic"/>
            <table:sort-by table:field-number="6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8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9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1-31T12:09:12.191000000</meta:creation-date>
    <dc:date>2023-02-17T09:13:40.794985364</dc:date>
    <meta:editing-duration>PT1H52M33S</meta:editing-duration>
    <meta:editing-cycles>19</meta:editing-cycles>
    <meta:generator>LibreOffice/7.2.4.1$Linux_X86_64 LibreOffice_project/20$Build-1</meta:generator>
    <meta:document-statistic meta:table-count="2" meta:cell-count="925" meta:object-count="0"/>
  </office:meta>
</office:document-meta>
</file>